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MetadataReaderFactory.getMetadataReader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tadataReaderFactory.SimpleMetadataReaderFactory( @ Nullable ResourceLoader resource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tadataReaderFactory.SimpleMetadataReaderFactory( @ Nullable ClassLoader class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MetadataReaderFactory.getMetadataReader( String 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impleMetadataReaderFactory.SimpleMetadataRead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tadataReaderFactory.getResource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